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4" style:parent-style-name="PreformattedText" style:family="paragraph">
      <style:paragraph-properties fo:text-align="center"/>
      <style:text-properties style:font-name="Liberation Serif" fo:font-size="12pt" style:font-size-asian="12pt" style:font-size-complex="12pt" fo:language="es" fo:country="CO"/>
    </style:style>
    <style:style style:name="P5" style:parent-style-name="PreformattedText" style:family="paragraph">
      <style:paragraph-properties fo:text-align="center"/>
      <style:text-properties style:font-name="Liberation Serif" fo:font-size="12pt" style:font-size-asian="12pt" style:font-size-complex="12pt" fo:language="es" fo:country="CO"/>
    </style:style>
    <style:style style:name="P6" style:parent-style-name="PreformattedText" style:family="paragraph">
      <style:paragraph-properties fo:text-align="center"/>
      <style:text-properties style:font-name="Liberation Serif" fo:font-size="12pt" style:font-size-asian="12pt" style:font-size-complex="12pt" fo:language="es" fo:country="CO"/>
    </style:style>
    <style:style style:name="P7" style:parent-style-name="PreformattedText" style:family="paragraph">
      <style:paragraph-properties fo:text-align="center"/>
      <style:text-properties style:font-name="Liberation Serif" fo:font-size="12pt" style:font-size-asian="12pt" style:font-size-complex="12pt" fo:language="es" fo:country="CO"/>
    </style:style>
    <style:style style:name="P8" style:parent-style-name="PreformattedText" style:family="paragraph">
      <style:paragraph-properties fo:text-align="center"/>
      <style:text-properties style:font-name="Liberation Serif" fo:font-size="12pt" style:font-size-asian="12pt" style:font-size-complex="12pt" fo:language="es" fo:country="CO"/>
    </style:style>
    <style:style style:name="P9" style:parent-style-name="PreformattedText" style:family="paragraph">
      <style:paragraph-properties fo:text-align="center"/>
      <style:text-properties style:font-name="Liberation Serif" fo:font-size="12pt" style:font-size-asian="12pt" style:font-size-complex="12pt" fo:language="es" fo:country="CO"/>
    </style:style>
    <style:style style:name="P10" style:parent-style-name="PreformattedText" style:family="paragraph">
      <style:paragraph-properties fo:text-align="center"/>
      <style:text-properties style:font-name="Liberation Serif" fo:font-size="12pt" style:font-size-asian="12pt" style:font-size-complex="12pt" fo:language="es" fo:country="CO"/>
    </style:style>
    <style:style style:name="P11" style:parent-style-name="PreformattedText" style:family="paragraph">
      <style:paragraph-properties fo:text-align="center"/>
      <style:text-properties style:font-name="Liberation Serif" fo:font-size="12pt" style:font-size-asian="12pt" style:font-size-complex="12pt" fo:language="es" fo:country="CO"/>
    </style:style>
    <style:style style:name="P12" style:parent-style-name="PreformattedText" style:family="paragraph">
      <style:paragraph-properties fo:text-align="center"/>
      <style:text-properties style:font-name="Liberation Serif" fo:font-size="12pt" style:font-size-asian="12pt" style:font-size-complex="12pt" fo:language="es" fo:country="CO"/>
    </style:style>
    <style:style style:name="P13" style:parent-style-name="PreformattedText" style:family="paragraph">
      <style:paragraph-properties fo:text-align="center"/>
      <style:text-properties style:font-name="Liberation Serif" fo:font-size="12pt" style:font-size-asian="12pt" style:font-size-complex="12pt" fo:language="es" fo:country="CO"/>
    </style:style>
    <style:style style:name="P14" style:parent-style-name="PreformattedText" style:family="paragraph">
      <style:paragraph-properties fo:text-align="center"/>
      <style:text-properties style:font-name="Liberation Serif" fo:font-size="12pt" style:font-size-asian="12pt" style:font-size-complex="12pt" fo:language="es" fo:country="CO"/>
    </style:style>
    <style:style style:name="P15" style:parent-style-name="PreformattedText" style:family="paragraph">
      <style:paragraph-properties fo:text-align="center"/>
      <style:text-properties style:font-name="Liberation Serif" fo:font-size="12pt" style:font-size-asian="12pt" style:font-size-complex="12pt" fo:language="es" fo:country="CO"/>
    </style:style>
    <style:style style:name="P16" style:parent-style-name="PreformattedText" style:family="paragraph">
      <style:paragraph-properties fo:text-align="center"/>
      <style:text-properties style:font-name="Liberation Serif" fo:font-size="12pt" style:font-size-asian="12pt" style:font-size-complex="12pt" fo:language="es" fo:country="CO"/>
    </style:style>
    <style:style style:name="P17" style:parent-style-name="PreformattedText" style:family="paragraph">
      <style:paragraph-properties fo:text-align="center"/>
      <style:text-properties style:font-name="Liberation Serif" fo:font-size="12pt" style:font-size-asian="12pt" style:font-size-complex="12pt" fo:language="es" fo:country="CO"/>
    </style:style>
    <style:style style:name="P18" style:parent-style-name="PreformattedText" style:family="paragraph">
      <style:paragraph-properties fo:text-align="center"/>
      <style:text-properties style:font-name="Liberation Serif" fo:font-size="12pt" style:font-size-asian="12pt" style:font-size-complex="12pt" fo:language="es" fo:country="CO"/>
    </style:style>
    <style:style style:name="P19" style:parent-style-name="PreformattedText" style:family="paragraph">
      <style:paragraph-properties fo:text-align="center"/>
      <style:text-properties style:font-name="Liberation Serif" fo:font-size="12pt" style:font-size-asian="12pt" style:font-size-complex="12pt" fo:language="es" fo:country="CO"/>
    </style:style>
    <style:style style:name="P20" style:parent-style-name="PreformattedText" style:family="paragraph">
      <style:paragraph-properties fo:text-align="center"/>
      <style:text-properties style:font-name="Liberation Serif" fo:font-size="12pt" style:font-size-asian="12pt" style:font-size-complex="12pt" fo:language="es" fo:country="CO"/>
    </style:style>
    <style:style style:name="P21" style:parent-style-name="PreformattedText" style:family="paragraph">
      <style:paragraph-properties fo:text-align="center"/>
      <style:text-properties style:font-name="Liberation Serif" fo:font-size="12pt" style:font-size-asian="12pt" style:font-size-complex="12pt" fo:language="es" fo:country="CO"/>
    </style:style>
    <style:style style:name="P22" style:parent-style-name="PreformattedText" style:family="paragraph">
      <style:paragraph-properties fo:text-align="center"/>
      <style:text-properties style:font-name="Liberation Serif" fo:font-size="12pt" style:font-size-asian="12pt" style:font-size-complex="12pt" fo:language="es" fo:country="CO"/>
    </style:style>
    <style:style style:name="P23" style:parent-style-name="PreformattedText" style:family="paragraph">
      <style:paragraph-properties fo:text-align="center"/>
      <style:text-properties style:font-name="Liberation Serif" fo:font-size="12pt" style:font-size-asian="12pt" style:font-size-complex="12pt" fo:language="es" fo:country="CO"/>
    </style:style>
    <style:style style:name="P24" style:parent-style-name="PreformattedText" style:family="paragraph">
      <style:paragraph-properties fo:text-align="center"/>
      <style:text-properties style:font-name="Liberation Serif" fo:font-size="12pt" style:font-size-asian="12pt" style:font-size-complex="12pt" fo:language="es" fo:country="CO"/>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26" style:parent-style-name="PreformattedText" style:family="paragraph">
      <style:paragraph-properties fo:text-align="center"/>
      <style:text-properties style:font-name="Liberation Serif" fo:font-size="12pt" style:font-size-asian="12pt" style:font-size-complex="12pt" fo:language="es" fo:country="CO"/>
    </style:style>
    <style:style style:name="P27" style:parent-style-name="PreformattedText" style:family="paragraph">
      <style:paragraph-properties fo:text-align="center"/>
      <style:text-properties style:font-name="Liberation Serif" fo:font-size="12pt" style:font-size-asian="12pt" style:font-size-complex="12pt" fo:language="es" fo:country="CO"/>
    </style:style>
    <style:style style:name="P28" style:parent-style-name="PreformattedText" style:family="paragraph">
      <style:paragraph-properties fo:text-align="center"/>
      <style:text-properties style:font-name="Liberation Serif" fo:font-size="12pt" style:font-size-asian="12pt" style:font-size-complex="12pt" fo:language="es" fo:country="CO"/>
    </style:style>
    <style:style style:name="P29" style:parent-style-name="PreformattedText" style:family="paragraph">
      <style:paragraph-properties fo:text-align="center"/>
      <style:text-properties style:font-name="Liberation Serif" fo:font-size="12pt" style:font-size-asian="12pt" style:font-size-complex="12pt" fo:language="es" fo:country="CO"/>
    </style:style>
    <style:style style:name="P30" style:parent-style-name="PreformattedText" style:family="paragraph">
      <style:paragraph-properties fo:text-align="center"/>
      <style:text-properties style:font-name="Liberation Serif" fo:font-size="12pt" style:font-size-asian="12pt" style:font-size-complex="12pt" fo:language="es" fo:country="CO"/>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32" style:parent-style-name="PreformattedText" style:family="paragraph">
      <style:paragraph-properties fo:text-align="center"/>
      <style:text-properties style:font-name="Liberation Serif" fo:font-size="12pt" style:font-size-asian="12pt" style:font-size-complex="12pt" fo:language="es" fo:country="CO"/>
    </style:style>
    <style:style style:name="P33" style:parent-style-name="PreformattedText" style:family="paragraph">
      <style:paragraph-properties fo:text-align="center"/>
      <style:text-properties style:font-name="Liberation Serif" fo:font-size="12pt" style:font-size-asian="12pt" style:font-size-complex="12pt" fo:language="es" fo:country="CO"/>
    </style:style>
    <style:style style:name="P34" style:parent-style-name="PreformattedText" style:family="paragraph">
      <style:paragraph-properties fo:text-align="center"/>
      <style:text-properties style:font-name="Liberation Serif" fo:font-size="12pt" style:font-size-asian="12pt" style:font-size-complex="12pt" fo:language="es" fo:country="CO"/>
    </style:style>
    <style:style style:name="P35" style:parent-style-name="PreformattedText" style:family="paragraph">
      <style:paragraph-properties fo:text-align="center"/>
      <style:text-properties style:font-name="Liberation Serif" fo:font-size="12pt" style:font-size-asian="12pt" style:font-size-complex="12pt" fo:language="es" fo:country="CO"/>
    </style:style>
    <style:style style:name="P36" style:parent-style-name="PreformattedText" style:family="paragraph">
      <style:paragraph-properties fo:text-align="center"/>
      <style:text-properties style:font-name="Liberation Serif" fo:font-size="12pt" style:font-size-asian="12pt" style:font-size-complex="12pt" fo:language="es" fo:country="CO"/>
    </style:style>
    <style:style style:name="P37" style:parent-style-name="PreformattedText" style:family="paragraph">
      <style:paragraph-properties fo:text-align="center"/>
      <style:text-properties style:font-name="Liberation Serif" fo:font-size="12pt" style:font-size-asian="12pt" style:font-size-complex="12pt" fo:language="es" fo:country="CO"/>
    </style:style>
    <style:style style:name="P38" style:parent-style-name="PreformattedText" style:family="paragraph">
      <style:paragraph-properties fo:text-align="center"/>
      <style:text-properties style:font-name="Liberation Serif" fo:font-size="12pt" style:font-size-asian="12pt" style:font-size-complex="12pt" fo:language="es" fo:country="CO"/>
    </style:style>
    <style:style style:name="P39" style:parent-style-name="PreformattedText" style:family="paragraph">
      <style:paragraph-properties fo:text-align="center"/>
      <style:text-properties style:font-name="Liberation Serif" fo:font-size="12pt" style:font-size-asian="12pt" style:font-size-complex="12pt" fo:language="es" fo:country="CO"/>
    </style:style>
    <style:style style:name="P40" style:parent-style-name="PreformattedText" style:family="paragraph">
      <style:paragraph-properties fo:text-align="center"/>
      <style:text-properties style:font-name="Liberation Serif" fo:font-size="12pt" style:font-size-asian="12pt" style:font-size-complex="12pt" fo:language="es" fo:country="CO"/>
    </style:style>
    <style:style style:name="P41" style:parent-style-name="PreformattedText" style:family="paragraph">
      <style:paragraph-properties fo:text-align="center"/>
      <style:text-properties style:font-name="Liberation Serif" fo:font-size="12pt" style:font-size-asian="12pt" style:font-size-complex="12pt" fo:language="es" fo:country="CO"/>
    </style:style>
    <style:style style:name="P42" style:parent-style-name="PreformattedText" style:family="paragraph">
      <style:paragraph-properties fo:text-align="center"/>
      <style:text-properties style:font-name="Liberation Serif" fo:font-size="12pt" style:font-size-asian="12pt" style:font-size-complex="12pt" fo:language="es" fo:country="CO"/>
    </style:style>
    <style:style style:name="P43" style:parent-style-name="PreformattedText" style:family="paragraph">
      <style:paragraph-properties fo:text-align="center"/>
      <style:text-properties style:font-name="Liberation Serif" fo:font-size="12pt" style:font-size-asian="12pt" style:font-size-complex="12pt" fo:language="es" fo:country="CO"/>
    </style:style>
    <style:style style:name="P44" style:parent-style-name="PreformattedText" style:family="paragraph">
      <style:paragraph-properties fo:text-align="center"/>
      <style:text-properties style:font-name="Liberation Serif" fo:font-size="12pt" style:font-size-asian="12pt" style:font-size-complex="12pt" fo:language="es" fo:country="CO"/>
    </style:style>
    <style:style style:name="P45" style:parent-style-name="PreformattedText" style:family="paragraph">
      <style:paragraph-properties fo:text-align="center"/>
      <style:text-properties style:font-name="Liberation Serif" fo:font-size="12pt" style:font-size-asian="12pt" style:font-size-complex="12pt" fo:language="es" fo:country="CO"/>
    </style:style>
    <style:style style:name="P46" style:parent-style-name="PreformattedText" style:family="paragraph">
      <style:paragraph-properties fo:text-align="center"/>
      <style:text-properties style:font-name="Liberation Serif" fo:font-size="12pt" style:font-size-asian="12pt" style:font-size-complex="12pt" fo:language="es" fo:country="CO"/>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text-properties fo:language="es" fo:country="CO"/>
    </style:style>
    <style:style style:name="P49" style:parent-style-name="Textbody" style:family="paragraph">
      <style:paragraph-properties fo:text-indent="0in"/>
      <style:text-properties fo:language="es" fo:country="CO"/>
    </style:style>
    <style:style style:name="P50" style:parent-style-name="Textbody" style:list-style-name="LFO1" style:family="paragraph">
      <style:text-properties fo:language="es" fo:country="CO"/>
    </style:style>
    <style:style style:name="P51" style:parent-style-name="Textbody" style:list-style-name="LFO1" style:family="paragraph">
      <style:text-properties fo:language="es" fo:country="CO"/>
    </style:style>
    <style:style style:name="P52" style:parent-style-name="Textbody" style:list-style-name="LFO1" style:family="paragraph">
      <style:text-properties fo:language="es" fo:country="CO"/>
    </style:style>
    <style:style style:name="P53" style:parent-style-name="Textbody" style:family="paragraph">
      <style:paragraph-properties fo:text-indent="0in"/>
      <style:text-properties fo:language="es" fo:country="CO"/>
    </style:style>
    <style:style style:name="P54" style:parent-style-name="Título2" style:family="paragraph">
      <style:text-properties fo:language="es" fo:country="CO"/>
    </style:style>
    <style:style style:name="P55" style:parent-style-name="Textbody" style:family="paragraph">
      <style:text-properties fo:language="es" fo:country="CO"/>
    </style:style>
    <style:style style:name="P56" style:parent-style-name="Textbody" style:family="paragraph">
      <style:paragraph-properties fo:text-indent="0in"/>
      <style:text-properties fo:language="es" fo:country="CO"/>
    </style:style>
    <style:style style:name="P57" style:parent-style-name="Textbody" style:list-style-name="LFO2" style:family="paragraph"/>
    <style:style style:name="T58"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59" style:parent-style-name="DefaultParagraphFont" style:family="text">
      <style:text-properties fo:language="es" fo:country="CO"/>
    </style:style>
    <style:style style:name="T60" style:parent-style-name="DefaultParagraphFont" style:family="text">
      <style:text-properties fo:language="es" fo:country="CO"/>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3" style:parent-style-name="DefaultParagraphFont" style:family="text">
      <style:text-properties fo:language="es" fo:country="CO"/>
    </style:style>
    <style:style style:name="T64" style:parent-style-name="DefaultParagraphFont" style:family="text">
      <style:text-properties fo:language="es" fo:country="CO"/>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7" style:parent-style-name="DefaultParagraphFont" style:family="text">
      <style:text-properties fo:language="es" fo:country="CO"/>
    </style:style>
    <style:style style:name="T68" style:parent-style-name="DefaultParagraphFont" style:family="text">
      <style:text-properties fo:language="es" fo:country="CO"/>
    </style:style>
    <style:style style:name="P69" style:parent-style-name="Textbody" style:family="paragraph">
      <style:paragraph-properties fo:text-indent="0in"/>
      <style:text-properties fo:language="es" fo:country="CO"/>
    </style:style>
    <style:style style:name="P70" style:parent-style-name="Título2" style:family="paragraph">
      <style:text-properties fo:language="es" fo:country="CO"/>
    </style:style>
    <style:style style:name="P7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fo:language="es" fo:country="CO"/>
    </style:style>
    <style:style style:name="P72" style:parent-style-name="TableContents" style:family="paragraph">
      <style:paragraph-properties fo:line-height="135%"/>
      <style:text-properties style:font-name="Liberation Serif" fo:color="#000000" fo:font-size="10.5pt" style:font-size-asian="10.5pt" style:font-size-complex="10.5pt" fo:language="es" fo:country="CO"/>
    </style:style>
    <style:style style:name="P73" style:parent-style-name="TableContents" style:family="paragraph">
      <style:text-properties style:font-name="Liberation Serif" fo:color="#000000" fo:font-size="10.5pt" style:font-size-asian="10.5pt" style:font-size-complex="10.5pt" fo:language="es" fo:country="CO"/>
    </style:style>
    <style:style style:name="P7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75" style:parent-style-name="Textbody" style:list-style-name="LFO3" style:family="paragraph"/>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77" style:parent-style-name="Fuentedepárrafopredeter." style:family="text">
      <style:text-properties fo:font-style="italic" style:font-style-asian="italic" style:font-style-complex="italic" fo:color="#000000" style:font-size-complex="10.5pt" fo:language="es" fo:country="CO"/>
    </style:style>
    <style:style style:name="T78" style:parent-style-name="Fuentedepárrafopredeter." style:family="text">
      <style:text-properties fo:font-style="italic" style:font-style-asian="italic" style:font-style-complex="italic" fo:color="#000000" style:font-size-complex="10.5pt" fo:language="es" fo:country="CO"/>
    </style:style>
    <style:style style:name="T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0" style:parent-style-name="Fuentedepárrafopredeter." style:family="text">
      <style:text-properties fo:font-style="italic" style:font-style-asian="italic" style:font-style-complex="italic" fo:color="#000000" style:font-size-complex="10.5pt" fo:language="es" fo:country="CO"/>
    </style:style>
    <style:style style:name="T81"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2" style:parent-style-name="Fuentedepárrafopredeter." style:family="text">
      <style:text-properties fo:font-style="italic" style:font-style-asian="italic" style:font-style-complex="italic" fo:color="#000000" style:font-size-complex="10.5pt" fo:language="es" fo:country="CO"/>
    </style:style>
    <style:style style:name="P83" style:parent-style-name="Textbody" style:list-style-name="LFO3" style:family="paragraph"/>
    <style:style style:name="T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5" style:parent-style-name="Fuentedepárrafopredeter." style:family="text">
      <style:text-properties fo:font-style="italic" style:font-style-asian="italic" style:font-style-complex="italic" fo:color="#000000" style:font-size-complex="10.5pt" fo:language="es" fo:country="CO"/>
    </style:style>
    <style:style style:name="T8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7" style:parent-style-name="Fuentedepárrafopredeter." style:family="text">
      <style:text-properties fo:font-style="italic" style:font-style-asian="italic" style:font-style-complex="italic" fo:color="#000000" style:font-size-complex="10.5pt" fo:language="es" fo:country="CO"/>
    </style:style>
    <style:style style:name="T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9" style:parent-style-name="Fuentedepárrafopredeter." style:family="text">
      <style:text-properties fo:font-style="italic" style:font-style-asian="italic" style:font-style-complex="italic" fo:color="#000000" style:font-size-complex="10.5pt" fo:language="es" fo:country="CO"/>
    </style:style>
    <style:style style:name="T90" style:parent-style-name="Fuentedepárrafopredeter." style:family="text">
      <style:text-properties fo:color="#000000" style:font-size-complex="10.5pt" fo:language="es" fo:country="CO"/>
    </style:style>
    <style:style style:name="T91" style:parent-style-name="Fuentedepárrafopredeter." style:family="text">
      <style:text-properties fo:color="#000000" style:font-size-complex="10.5pt" fo:language="es" fo:country="CO"/>
    </style:style>
    <style:style style:name="P92" style:parent-style-name="Textbody" style:list-style-name="LFO3" style:family="paragraph"/>
    <style:style style:name="T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4" style:parent-style-name="Fuentedepárrafopredeter." style:family="text">
      <style:text-properties fo:font-style="italic" style:font-style-asian="italic" style:font-style-complex="italic" fo:color="#000000" style:font-size-complex="10.5pt" fo:language="es" fo:country="CO"/>
    </style:style>
    <style:style style:name="T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6" style:parent-style-name="Fuentedepárrafopredeter." style:family="text">
      <style:text-properties fo:font-style="italic" style:font-style-asian="italic" style:font-style-complex="italic" fo:color="#000000" style:font-size-complex="10.5pt" fo:language="es" fo:country="CO"/>
    </style:style>
    <style:style style:name="T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8" style:parent-style-name="Fuentedepárrafopredeter." style:family="text">
      <style:text-properties fo:font-style="italic" style:font-style-asian="italic" style:font-style-complex="italic" fo:color="#000000" style:font-size-complex="10.5pt" fo:language="es" fo:country="CO"/>
    </style:style>
    <style:style style:name="T99" style:parent-style-name="Fuentedepárrafopredeter." style:family="text">
      <style:text-properties fo:color="#000000" style:font-size-complex="10.5pt" fo:language="es" fo:country="CO"/>
    </style:style>
    <style:style style:name="T100" style:parent-style-name="Fuentedepárrafopredeter." style:family="text">
      <style:text-properties fo:font-style="italic" style:font-style-asian="italic" style:font-style-complex="italic" fo:color="#000000" style:font-size-complex="10.5pt" fo:language="es" fo:country="CO"/>
    </style:style>
    <style:style style:name="T101" style:parent-style-name="Fuentedepárrafopredeter." style:family="text">
      <style:text-properties fo:font-style="italic" style:font-style-asian="italic" style:font-style-complex="italic" fo:color="#000000" style:font-size-complex="10.5pt" fo:language="es" fo:country="CO"/>
    </style:style>
    <style:style style:name="T102" style:parent-style-name="Fuentedepárrafopredeter." style:family="text">
      <style:text-properties fo:color="#000000" style:font-size-complex="10.5pt" fo:language="es" fo:country="CO"/>
    </style:style>
    <style:style style:name="P103" style:parent-style-name="Textbody" style:list-style-name="LFO3" style:family="paragraph"/>
    <style:style style:name="T1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5" style:parent-style-name="Fuentedepárrafopredeter." style:family="text">
      <style:text-properties fo:font-style="italic" style:font-style-asian="italic" style:font-style-complex="italic" fo:color="#000000" style:font-size-complex="10.5pt" fo:language="es" fo:country="CO"/>
    </style:style>
    <style:style style:name="T10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7" style:parent-style-name="Fuentedepárrafopredeter." style:family="text">
      <style:text-properties fo:font-style="italic" style:font-style-asian="italic" style:font-style-complex="italic" fo:color="#000000" style:font-size-complex="10.5pt" fo:language="es" fo:country="CO"/>
    </style:style>
    <style:style style:name="T1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9" style:parent-style-name="Fuentedepárrafopredeter." style:family="text">
      <style:text-properties fo:font-style="italic" style:font-style-asian="italic" style:font-style-complex="italic" fo:color="#000000" style:font-size-complex="10.5pt" fo:language="es" fo:country="CO"/>
    </style:style>
    <style:style style:name="T110" style:parent-style-name="Fuentedepárrafopredeter." style:family="text">
      <style:text-properties fo:color="#000000" style:font-size-complex="10.5pt" fo:language="es" fo:country="CO"/>
    </style:style>
    <style:style style:name="T111" style:parent-style-name="Fuentedepárrafopredeter." style:family="text">
      <style:text-properties fo:color="#000000" style:font-size-complex="10.5pt" fo:language="es" fo:country="CO"/>
    </style:style>
    <style:style style:name="T112" style:parent-style-name="Fuentedepárrafopredeter." style:family="text">
      <style:text-properties fo:font-style="italic" style:font-style-asian="italic" style:font-style-complex="italic" fo:color="#000000" style:font-size-complex="10.5pt" fo:language="es" fo:country="CO"/>
    </style:style>
    <style:style style:name="T113" style:parent-style-name="Fuentedepárrafopredeter." style:family="text">
      <style:text-properties fo:color="#000000" style:font-size-complex="10.5pt" fo:language="es" fo:country="CO"/>
    </style:style>
    <style:style style:name="P114" style:parent-style-name="Textbody" style:list-style-name="LFO3" style:family="paragraph"/>
    <style:style style:name="T1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6" style:parent-style-name="Fuentedepárrafopredeter." style:family="text">
      <style:text-properties fo:font-style="italic" style:font-style-asian="italic" style:font-style-complex="italic" fo:color="#000000" style:font-size-complex="10.5pt" fo:language="es" fo:country="CO"/>
    </style:style>
    <style:style style:name="T1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8" style:parent-style-name="Fuentedepárrafopredeter." style:family="text">
      <style:text-properties fo:font-style="italic" style:font-style-asian="italic" style:font-style-complex="italic" fo:color="#000000" style:font-size-complex="10.5pt" fo:language="es" fo:country="CO"/>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0" style:parent-style-name="Fuentedepárrafopredeter." style:family="text">
      <style:text-properties fo:font-style="italic" style:font-style-asian="italic" style:font-style-complex="italic" fo:color="#000000" style:font-size-complex="10.5pt" fo:language="es" fo:country="CO"/>
    </style:style>
    <style:style style:name="T121" style:parent-style-name="Fuentedepárrafopredeter." style:family="text">
      <style:text-properties fo:color="#000000" style:font-size-complex="10.5pt" fo:language="es" fo:country="CO"/>
    </style:style>
    <style:style style:name="T122" style:parent-style-name="Fuentedepárrafopredeter." style:family="text">
      <style:text-properties fo:color="#000000" style:font-size-complex="10.5pt" fo:language="es" fo:country="CO"/>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5" style:parent-style-name="Fuentedepárrafopredeter." style:family="text">
      <style:text-properties fo:font-style="italic" style:font-style-asian="italic" style:font-style-complex="italic" fo:color="#000000" style:font-size-complex="10.5pt" fo:language="es" fo:country="CO"/>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7" style:parent-style-name="Fuentedepárrafopredeter." style:family="text">
      <style:text-properties fo:font-style="italic" style:font-style-asian="italic" style:font-style-complex="italic" fo:color="#000000" style:font-size-complex="10.5pt" fo:language="es" fo:country="CO"/>
    </style:style>
    <style:style style:name="T128" style:parent-style-name="Fuentedepárrafopredeter." style:family="text">
      <style:text-properties fo:font-style="italic" style:font-style-asian="italic" style:font-style-complex="italic" fo:color="#000000" style:font-size-complex="10.5pt" fo:language="es" fo:country="CO"/>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0" style:parent-style-name="Fuentedepárrafopredeter." style:family="text">
      <style:text-properties fo:font-style="italic" style:font-style-asian="italic" style:font-style-complex="italic" fo:color="#000000" style:font-size-complex="10.5pt" fo:language="es" fo:country="CO"/>
    </style:style>
    <style:style style:name="T131" style:parent-style-name="Fuentedepárrafopredeter." style:family="text">
      <style:text-properties fo:color="#000000" style:font-size-complex="10.5pt" fo:language="es" fo:country="CO"/>
    </style:style>
    <style:style style:name="T132" style:parent-style-name="Fuentedepárrafopredeter." style:family="text">
      <style:text-properties fo:color="#000000" style:font-size-complex="10.5pt" fo:language="es" fo:country="CO"/>
    </style:style>
    <style:style style:name="P133" style:parent-style-name="Textbody" style:list-style-name="LFO3" style:family="paragraph"/>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5" style:parent-style-name="Fuentedepárrafopredeter." style:family="text">
      <style:text-properties fo:font-style="italic" style:font-style-asian="italic" style:font-style-complex="italic" fo:color="#000000" style:font-size-complex="10.5pt" fo:language="es" fo:country="CO"/>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7" style:parent-style-name="Fuentedepárrafopredeter." style:family="text">
      <style:text-properties fo:font-style="italic" style:font-style-asian="italic" style:font-style-complex="italic" fo:color="#000000" style:font-size-complex="10.5pt" fo:language="es" fo:country="CO"/>
    </style:style>
    <style:style style:name="T138" style:parent-style-name="Fuentedepárrafopredeter." style:family="text">
      <style:text-properties fo:color="#000000" style:font-size-complex="10.5pt" fo:language="es" fo:country="CO"/>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0" style:parent-style-name="Fuentedepárrafopredeter." style:family="text">
      <style:text-properties fo:font-style="italic" style:font-style-asian="italic" style:font-style-complex="italic" fo:color="#000000" style:font-size-complex="10.5pt" fo:language="es" fo:country="CO"/>
    </style:style>
    <style:style style:name="T141" style:parent-style-name="Fuentedepárrafopredeter." style:family="text">
      <style:text-properties fo:color="#000000" style:font-size-complex="10.5pt" fo:language="es" fo:country="CO"/>
    </style:style>
    <style:style style:name="P142" style:parent-style-name="Textbody" style:list-style-name="LFO3" style:family="paragraph"/>
    <style:style style:name="T14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5" style:parent-style-name="Fuentedepárrafopredeter." style:family="text">
      <style:text-properties fo:font-style="italic" style:font-style-asian="italic" style:font-style-complex="italic" fo:color="#000000" style:font-size-complex="10.5pt" fo:language="es" fo:country="CO"/>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7" style:parent-style-name="Fuentedepárrafopredeter." style:family="text">
      <style:text-properties fo:font-style="italic" style:font-style-asian="italic" style:font-style-complex="italic" fo:color="#000000" style:font-size-complex="10.5pt" fo:language="es" fo:country="CO"/>
    </style:style>
    <style:style style:name="T148" style:parent-style-name="Fuentedepárrafopredeter." style:family="text">
      <style:text-properties fo:color="#000000" style:font-size-complex="10.5pt" fo:language="es" fo:country="CO"/>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0" style:parent-style-name="Fuentedepárrafopredeter." style:family="text">
      <style:text-properties fo:font-style="italic" style:font-style-asian="italic" style:font-style-complex="italic" fo:color="#000000" style:font-size-complex="10.5pt" fo:language="es" fo:country="CO"/>
    </style:style>
    <style:style style:name="T151" style:parent-style-name="Fuentedepárrafopredeter." style:family="text">
      <style:text-properties fo:color="#000000" style:font-size-complex="10.5pt" fo:language="es" fo:country="CO"/>
    </style:style>
    <style:style style:name="P152" style:parent-style-name="Textbody" style:list-style-name="LFO3" style:family="paragraph"/>
    <style:style style:name="T15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5" style:parent-style-name="Fuentedepárrafopredeter." style:family="text">
      <style:text-properties fo:font-style="italic" style:font-style-asian="italic" style:font-style-complex="italic" fo:color="#000000" style:font-size-complex="10.5pt" fo:language="es" fo:country="CO"/>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7" style:parent-style-name="Fuentedepárrafopredeter." style:family="text">
      <style:text-properties fo:font-style="italic" style:font-style-asian="italic" style:font-style-complex="italic" fo:color="#000000" style:font-size-complex="10.5pt" fo:language="es" fo:country="CO"/>
    </style:style>
    <style:style style:name="T158" style:parent-style-name="Fuentedepárrafopredeter." style:family="text">
      <style:text-properties fo:color="#000000" style:font-size-complex="10.5pt" fo:language="es" fo:country="CO"/>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0" style:parent-style-name="Fuentedepárrafopredeter." style:family="text">
      <style:text-properties fo:font-style="italic" style:font-style-asian="italic" style:font-style-complex="italic" fo:color="#000000" style:font-size-complex="10.5pt" fo:language="es" fo:country="CO"/>
    </style:style>
    <style:style style:name="T161" style:parent-style-name="Fuentedepárrafopredeter." style:family="text">
      <style:text-properties fo:color="#000000" style:font-size-complex="10.5pt" fo:language="es" fo:country="CO"/>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4" style:parent-style-name="Fuentedepárrafopredeter." style:family="text">
      <style:text-properties fo:font-style="italic" style:font-style-asian="italic" style:font-style-complex="italic" fo:color="#000000" style:font-size-complex="10.5pt" fo:language="es" fo:country="CO"/>
    </style:style>
    <style:style style:name="T165" style:parent-style-name="Fuentedepárrafopredeter." style:family="text">
      <style:text-properties fo:font-style="italic" style:font-style-asian="italic" style:font-style-complex="italic" fo:color="#000000" style:font-size-complex="10.5pt" fo:language="es" fo:country="CO"/>
    </style:style>
    <style:style style:name="T16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7" style:parent-style-name="Fuentedepárrafopredeter." style:family="text">
      <style:text-properties fo:font-style="italic" style:font-style-asian="italic" style:font-style-complex="italic" fo:color="#000000" style:font-size-complex="10.5pt" fo:language="es" fo:country="CO"/>
    </style:style>
    <style:style style:name="T168" style:parent-style-name="Fuentedepárrafopredeter." style:family="text">
      <style:text-properties fo:color="#000000" style:font-size-complex="10.5pt" fo:language="es" fo:country="CO"/>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0" style:parent-style-name="Fuentedepárrafopredeter." style:family="text">
      <style:text-properties fo:font-style="italic" style:font-style-asian="italic" style:font-style-complex="italic" fo:color="#000000" style:font-size-complex="10.5pt" fo:language="es" fo:country="CO"/>
    </style:style>
    <style:style style:name="T171" style:parent-style-name="Fuentedepárrafopredeter." style:family="text">
      <style:text-properties fo:color="#000000" style:font-size-complex="10.5pt" fo:language="es" fo:country="CO"/>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4" style:parent-style-name="Fuentedepárrafopredeter." style:family="text">
      <style:text-properties fo:font-style="italic" style:font-style-asian="italic" style:font-style-complex="italic" fo:color="#000000" style:font-size-complex="10.5pt" fo:language="es" fo:country="CO"/>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6" style:parent-style-name="Fuentedepárrafopredeter." style:family="text">
      <style:text-properties fo:font-style="italic" style:font-style-asian="italic" style:font-style-complex="italic" fo:color="#000000" style:font-size-complex="10.5pt" fo:language="es" fo:country="CO"/>
    </style:style>
    <style:style style:name="T177" style:parent-style-name="Fuentedepárrafopredeter." style:family="text">
      <style:text-properties fo:font-style="italic" style:font-style-asian="italic" style:font-style-complex="italic" fo:color="#000000" style:font-size-complex="10.5pt" fo:language="es" fo:country="CO"/>
    </style:style>
    <style:style style:name="T178" style:parent-style-name="Fuentedepárrafopredeter." style:family="text">
      <style:text-properties fo:color="#000000" style:font-size-complex="10.5pt" fo:language="es" fo:country="CO"/>
    </style:style>
    <style:style style:name="T1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0" style:parent-style-name="Fuentedepárrafopredeter." style:family="text">
      <style:text-properties fo:font-style="italic" style:font-style-asian="italic" style:font-style-complex="italic" fo:color="#000000" style:font-size-complex="10.5pt" fo:language="es" fo:country="CO"/>
    </style:style>
    <style:style style:name="T181" style:parent-style-name="Fuentedepárrafopredeter." style:family="text">
      <style:text-properties fo:color="#000000" style:font-size-complex="10.5pt" fo:language="es" fo:country="CO"/>
    </style:style>
    <style:style style:name="P182" style:parent-style-name="Textbody" style:list-style-name="LFO3" style:family="paragraph"/>
    <style:style style:name="T18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4" style:parent-style-name="Fuentedepárrafopredeter." style:family="text">
      <style:text-properties fo:font-style="italic" style:font-style-asian="italic" style:font-style-complex="italic" fo:color="#000000" style:font-size-complex="10.5pt" fo:language="es" fo:country="CO"/>
    </style:style>
    <style:style style:name="T18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6" style:parent-style-name="Fuentedepárrafopredeter." style:family="text">
      <style:text-properties fo:font-style="italic" style:font-style-asian="italic" style:font-style-complex="italic" fo:color="#000000" style:font-size-complex="10.5pt" fo:language="es" fo:country="CO"/>
    </style:style>
    <style:style style:name="T187" style:parent-style-name="Fuentedepárrafopredeter." style:family="text">
      <style:text-properties fo:color="#000000" style:font-size-complex="10.5pt" fo:language="es" fo:country="CO"/>
    </style:style>
    <style:style style:name="T1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9" style:parent-style-name="Fuentedepárrafopredeter." style:family="text">
      <style:text-properties fo:font-style="italic" style:font-style-asian="italic" style:font-style-complex="italic" fo:color="#000000" style:font-size-complex="10.5pt" fo:language="es" fo:country="CO"/>
    </style:style>
    <style:style style:name="T190" style:parent-style-name="Fuentedepárrafopredeter." style:family="text">
      <style:text-properties fo:color="#000000" style:font-size-complex="10.5pt" fo:language="es" fo:country="CO"/>
    </style:style>
    <style:style style:name="T191" style:parent-style-name="Fuentedepárrafopredeter." style:family="text">
      <style:text-properties fo:color="#000000" style:font-size-complex="10.5pt" fo:language="es" fo:country="CO"/>
    </style:style>
    <style:style style:name="P192" style:parent-style-name="Textbody" style:list-style-name="LFO3" style:family="paragraph"/>
    <style:style style:name="T1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4" style:parent-style-name="Fuentedepárrafopredeter." style:family="text">
      <style:text-properties fo:font-style="italic" style:font-style-asian="italic" style:font-style-complex="italic" fo:color="#000000" style:font-size-complex="10.5pt" fo:language="es" fo:country="CO"/>
    </style:style>
    <style:style style:name="T1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6" style:parent-style-name="Fuentedepárrafopredeter." style:family="text">
      <style:text-properties fo:font-style="italic" style:font-style-asian="italic" style:font-style-complex="italic" fo:color="#000000" style:font-size-complex="10.5pt" fo:language="es" fo:country="CO"/>
    </style:style>
    <style:style style:name="T197" style:parent-style-name="Fuentedepárrafopredeter." style:family="text">
      <style:text-properties fo:color="#000000" style:font-size-complex="10.5pt" fo:language="es" fo:country="CO"/>
    </style:style>
    <style:style style:name="T19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9" style:parent-style-name="Fuentedepárrafopredeter." style:family="text">
      <style:text-properties fo:font-style="italic" style:font-style-asian="italic" style:font-style-complex="italic" fo:color="#000000" style:font-size-complex="10.5pt" fo:language="es" fo:country="CO"/>
    </style:style>
    <style:style style:name="T200" style:parent-style-name="Fuentedepárrafopredeter." style:family="text">
      <style:text-properties fo:color="#000000" style:font-size-complex="10.5pt" fo:language="es" fo:country="CO"/>
    </style:style>
    <style:style style:name="T201" style:parent-style-name="Fuentedepárrafopredeter." style:family="text">
      <style:text-properties fo:color="#000000" style:font-size-complex="10.5pt" fo:language="es" fo:country="CO"/>
    </style:style>
    <style:style style:name="P202" style:parent-style-name="Textbody" style:list-style-name="LFO3" style:family="paragraph"/>
    <style:style style:name="T20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4" style:parent-style-name="Fuentedepárrafopredeter." style:family="text">
      <style:text-properties fo:font-style="italic" style:font-style-asian="italic" style:font-style-complex="italic" fo:color="#000000" style:font-size-complex="10.5pt" fo:language="es" fo:country="CO"/>
    </style:style>
    <style:style style:name="T20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6" style:parent-style-name="Fuentedepárrafopredeter." style:family="text">
      <style:text-properties fo:font-style="italic" style:font-style-asian="italic" style:font-style-complex="italic" fo:color="#000000" style:font-size-complex="10.5pt" fo:language="es" fo:country="CO"/>
    </style:style>
    <style:style style:name="T207" style:parent-style-name="Fuentedepárrafopredeter." style:family="text">
      <style:text-properties fo:color="#000000" style:font-size-complex="10.5pt" fo:language="es" fo:country="CO"/>
    </style:style>
    <style:style style:name="T2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9" style:parent-style-name="Fuentedepárrafopredeter." style:family="text">
      <style:text-properties fo:font-style="italic" style:font-style-asian="italic" style:font-style-complex="italic" fo:color="#000000" style:font-size-complex="10.5pt" fo:language="es" fo:country="CO"/>
    </style:style>
    <style:style style:name="T210" style:parent-style-name="Fuentedepárrafopredeter." style:family="text">
      <style:text-properties fo:color="#000000" style:font-size-complex="10.5pt" fo:language="es" fo:country="CO"/>
    </style:style>
    <style:style style:name="T211" style:parent-style-name="Fuentedepárrafopredeter." style:family="text">
      <style:text-properties fo:color="#000000" style:font-size-complex="10.5pt" fo:language="es" fo:country="CO"/>
    </style:style>
    <style:style style:name="P212" style:parent-style-name="Textbody" style:list-style-name="LFO3" style:family="paragraph"/>
    <style:style style:name="T21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4" style:parent-style-name="Fuentedepárrafopredeter." style:family="text">
      <style:text-properties fo:font-style="italic" style:font-style-asian="italic" style:font-style-complex="italic" fo:color="#000000" style:font-size-complex="10.5pt" fo:language="es" fo:country="CO"/>
    </style:style>
    <style:style style:name="T2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6" style:parent-style-name="Fuentedepárrafopredeter." style:family="text">
      <style:text-properties fo:font-style="italic" style:font-style-asian="italic" style:font-style-complex="italic" fo:color="#000000" style:font-size-complex="10.5pt" fo:language="es" fo:country="CO"/>
    </style:style>
    <style:style style:name="T217" style:parent-style-name="Fuentedepárrafopredeter." style:family="text">
      <style:text-properties fo:color="#000000" style:font-size-complex="10.5pt" fo:language="es" fo:country="CO"/>
    </style:style>
    <style:style style:name="T21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9" style:parent-style-name="Fuentedepárrafopredeter." style:family="text">
      <style:text-properties fo:font-style="italic" style:font-style-asian="italic" style:font-style-complex="italic" fo:color="#000000" style:font-size-complex="10.5pt" fo:language="es" fo:country="CO"/>
    </style:style>
    <style:style style:name="T220" style:parent-style-name="Fuentedepárrafopredeter." style:family="text">
      <style:text-properties fo:color="#000000" style:font-size-complex="10.5pt" fo:language="es" fo:country="CO"/>
    </style:style>
    <style:style style:name="T221" style:parent-style-name="Fuentedepárrafopredeter." style:family="text">
      <style:text-properties fo:color="#000000" style:font-size-complex="10.5pt" fo:language="es" fo:country="CO"/>
    </style:style>
    <style:style style:name="T222" style:parent-style-name="Fuentedepárrafopredeter." style:family="text">
      <style:text-properties fo:color="#000000" style:font-size-complex="10.5pt" fo:language="es" fo:country="CO"/>
    </style:style>
    <style:style style:name="P223" style:parent-style-name="Textbody" style:list-style-name="LFO3" style:family="paragraph"/>
    <style:style style:name="T2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5" style:parent-style-name="Fuentedepárrafopredeter." style:family="text">
      <style:text-properties fo:font-style="italic" style:font-style-asian="italic" style:font-style-complex="italic" fo:color="#000000" style:font-size-complex="10.5pt" fo:language="es" fo:country="CO"/>
    </style:style>
    <style:style style:name="T2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7" style:parent-style-name="Fuentedepárrafopredeter." style:family="text">
      <style:text-properties fo:font-style="italic" style:font-style-asian="italic" style:font-style-complex="italic" fo:color="#000000" style:font-size-complex="10.5pt" fo:language="es" fo:country="CO"/>
    </style:style>
    <style:style style:name="T228" style:parent-style-name="Fuentedepárrafopredeter." style:family="text">
      <style:text-properties fo:color="#000000" style:font-size-complex="10.5pt" fo:language="es" fo:country="CO"/>
    </style:style>
    <style:style style:name="T2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0" style:parent-style-name="Fuentedepárrafopredeter." style:family="text">
      <style:text-properties fo:font-style="italic" style:font-style-asian="italic" style:font-style-complex="italic" fo:color="#000000" style:font-size-complex="10.5pt" fo:language="es" fo:country="CO"/>
    </style:style>
    <style:style style:name="T231" style:parent-style-name="Fuentedepárrafopredeter." style:family="text">
      <style:text-properties fo:color="#000000" style:font-size-complex="10.5pt" fo:language="es" fo:country="CO"/>
    </style:style>
    <style:style style:name="T232" style:parent-style-name="Fuentedepárrafopredeter." style:family="text">
      <style:text-properties fo:color="#000000" style:font-size-complex="10.5pt" fo:language="es" fo:country="CO"/>
    </style:style>
    <style:style style:name="P233" style:parent-style-name="Textbody" style:list-style-name="LFO3" style:family="paragraph"/>
    <style:style style:name="T2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5" style:parent-style-name="Fuentedepárrafopredeter." style:family="text">
      <style:text-properties fo:font-style="italic" style:font-style-asian="italic" style:font-style-complex="italic" fo:color="#000000" style:font-size-complex="10.5pt" fo:language="es" fo:country="CO"/>
    </style:style>
    <style:style style:name="T2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7" style:parent-style-name="Fuentedepárrafopredeter." style:family="text">
      <style:text-properties fo:font-style="italic" style:font-style-asian="italic" style:font-style-complex="italic" fo:color="#000000" style:font-size-complex="10.5pt" fo:language="es" fo:country="CO"/>
    </style:style>
    <style:style style:name="T238" style:parent-style-name="Fuentedepárrafopredeter." style:family="text">
      <style:text-properties fo:color="#000000" style:font-size-complex="10.5pt" fo:language="es" fo:country="CO"/>
    </style:style>
    <style:style style:name="T2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0" style:parent-style-name="Fuentedepárrafopredeter." style:family="text">
      <style:text-properties fo:font-style="italic" style:font-style-asian="italic" style:font-style-complex="italic" fo:color="#000000" style:font-size-complex="10.5pt" fo:language="es" fo:country="CO"/>
    </style:style>
    <style:style style:name="T241" style:parent-style-name="Fuentedepárrafopredeter." style:family="text">
      <style:text-properties fo:color="#000000" style:font-size-complex="10.5pt" fo:language="es" fo:country="CO"/>
    </style:style>
    <style:style style:name="P242" style:parent-style-name="Textbody" style:list-style-name="LFO3" style:family="paragraph"/>
    <style:style style:name="T24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4" style:parent-style-name="Fuentedepárrafopredeter." style:family="text">
      <style:text-properties fo:font-style="italic" style:font-style-asian="italic" style:font-style-complex="italic" fo:color="#000000" style:font-size-complex="10.5pt" fo:language="es" fo:country="CO"/>
    </style:style>
    <style:style style:name="T245" style:parent-style-name="Fuentedepárrafopredeter." style:family="text">
      <style:text-properties fo:font-style="italic" style:font-style-asian="italic" style:font-style-complex="italic" fo:color="#000000" style:font-size-complex="10.5pt" fo:language="es" fo:country="CO"/>
    </style:style>
    <style:style style:name="T2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7" style:parent-style-name="Fuentedepárrafopredeter." style:family="text">
      <style:text-properties fo:font-style="italic" style:font-style-asian="italic" style:font-style-complex="italic" fo:color="#000000" style:font-size-complex="10.5pt" fo:language="es" fo:country="CO"/>
    </style:style>
    <style:style style:name="T248" style:parent-style-name="Fuentedepárrafopredeter." style:family="text">
      <style:text-properties fo:color="#000000" style:font-size-complex="10.5pt" fo:language="es" fo:country="CO"/>
    </style:style>
    <style:style style:name="T2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50" style:parent-style-name="Fuentedepárrafopredeter." style:family="text">
      <style:text-properties fo:font-style="italic" style:font-style-asian="italic" style:font-style-complex="italic" fo:color="#000000" style:font-size-complex="10.5pt" fo:language="es" fo:country="CO"/>
    </style:style>
    <style:style style:name="T251" style:parent-style-name="Fuentedepárrafopredeter." style:family="text">
      <style:text-properties fo:color="#000000" style:font-size-complex="10.5pt" fo:language="es" fo:country="CO"/>
    </style:style>
    <style:style style:name="T252" style:parent-style-name="Fuentedepárrafopredeter." style:family="text">
      <style:text-properties fo:color="#000000" style:font-size-complex="10.5pt" fo:language="es" fo:country="CO"/>
    </style:style>
    <style:style style:name="P253" style:parent-style-name="Textbody" style:family="paragraph">
      <style:paragraph-properties fo:line-height="120%"/>
      <style:text-properties fo:color="#000000" style:font-size-complex="10.5pt" fo:language="es" fo:country="CO"/>
    </style:style>
    <style:style style:name="P254" style:parent-style-name="TableContents" style:family="paragraph">
      <style:paragraph-properties fo:line-height="120%"/>
      <style:text-properties fo:language="es" fo:country="CO"/>
    </style:style>
    <style:style style:name="P255" style:parent-style-name="Título3" style:family="paragraph">
      <style:text-properties fo:language="es" fo:country="CO"/>
    </style:style>
    <style:style style:name="P256" style:parent-style-name="Textbody" style:family="paragraph">
      <style:text-properties fo:language="es" fo:country="CO"/>
    </style:style>
    <style:style style:name="P257" style:parent-style-name="Textbody" style:family="paragraph">
      <style:text-properties fo:font-weight="bold" style:font-weight-asian="bold" style:font-weight-complex="bold" fo:font-style="italic" style:font-style-asian="italic" style:font-style-complex="italic"/>
    </style:style>
    <style:style style:name="P258" style:parent-style-name="Textbody" style:list-style-name="LFO3" style:family="paragraph">
      <style:text-properties fo:language="es" fo:country="CO"/>
    </style:style>
    <style:style style:name="P259" style:parent-style-name="Textbody" style:list-style-name="LFO3" style:family="paragraph">
      <style:text-properties fo:language="es" fo:country="CO"/>
    </style:style>
    <style:style style:name="P260" style:parent-style-name="Textbody" style:list-style-name="LFO3" style:family="paragraph">
      <style:text-properties fo:language="es" fo:country="CO"/>
    </style:style>
    <style:style style:name="P261" style:parent-style-name="Textbody" style:family="paragraph">
      <style:text-properties fo:language="es" fo:country="CO"/>
    </style:style>
    <style:style style:name="P262" style:parent-style-name="Título3" style:family="paragraph">
      <style:text-properties fo:language="es" fo:country="CO"/>
    </style:style>
    <style:style style:name="P263" style:parent-style-name="Textbody" style:family="paragraph">
      <style:text-properties fo:language="es" fo:country="CO"/>
    </style:style>
    <style:style style:name="P264" style:parent-style-name="Textbody" style:family="paragraph">
      <style:text-properties fo:font-weight="bold" style:font-weight-asian="bold" style:font-weight-complex="bold" fo:font-style="italic" style:font-style-asian="italic" style:font-style-complex="italic"/>
    </style:style>
    <style:style style:name="P265" style:parent-style-name="Textbody" style:list-style-name="LFO4" style:family="paragraph">
      <style:text-properties fo:language="es" fo:country="CO"/>
    </style:style>
    <style:style style:name="P266" style:parent-style-name="Textbody" style:list-style-name="LFO4" style:family="paragraph">
      <style:text-properties fo:language="es" fo:country="CO"/>
    </style:style>
    <style:style style:name="P267" style:parent-style-name="Textbody" style:family="paragraph">
      <style:paragraph-properties fo:text-indent="0in"/>
      <style:text-properties fo:language="es" fo:country="CO"/>
    </style:style>
    <style:style style:name="P268" style:parent-style-name="Título3" style:family="paragraph">
      <style:text-properties fo:language="es" fo:country="CO"/>
    </style:style>
    <style:style style:name="P269" style:parent-style-name="Textbody" style:family="paragraph">
      <style:text-properties fo:language="es" fo:country="CO"/>
    </style:style>
    <style:style style:name="P270" style:parent-style-name="Textbody" style:family="paragraph">
      <style:text-properties fo:font-weight="bold" style:font-weight-asian="bold" style:font-weight-complex="bold" fo:font-style="italic" style:font-style-asian="italic" style:font-style-complex="italic"/>
    </style:style>
    <style:style style:name="P271" style:parent-style-name="Textbody" style:list-style-name="LFO5" style:family="paragraph">
      <style:text-properties fo:language="es" fo:country="CO"/>
    </style:style>
    <style:style style:name="P272" style:parent-style-name="Textbody" style:list-style-name="LFO5" style:family="paragraph">
      <style:text-properties fo:language="es" fo:country="CO"/>
    </style:style>
    <style:style style:name="P273" style:parent-style-name="Textbody" style:list-style-name="LFO5" style:family="paragraph">
      <style:text-properties fo:language="es" fo:country="CO"/>
    </style:style>
    <style:style style:name="P274" style:parent-style-name="Textbody" style:list-style-name="LFO5" style:family="paragraph">
      <style:text-properties fo:language="es" fo:country="CO"/>
    </style:style>
    <style:style style:name="P275" style:parent-style-name="Textbody" style:list-style-name="LFO5" style:family="paragraph"/>
    <style:style style:name="P276" style:parent-style-name="Textbody" style:list-style-name="LFO5" style:family="paragraph">
      <style:text-properties fo:language="es" fo:country="CO"/>
    </style:style>
    <style:style style:name="P277" style:parent-style-name="Textbody" style:list-style-name="LFO5" style:family="paragraph">
      <style:text-properties fo:language="es" fo:country="CO"/>
    </style:style>
    <style:style style:name="P278" style:parent-style-name="Textbody" style:family="paragraph">
      <style:paragraph-properties fo:text-indent="0in"/>
      <style:text-properties fo:language="es" fo:country="CO"/>
    </style:style>
    <style:style style:name="P279" style:parent-style-name="Título3" style:family="paragraph">
      <style:text-properties fo:language="es" fo:country="CO"/>
    </style:style>
    <style:style style:name="P280" style:parent-style-name="Textbody" style:family="paragraph">
      <style:text-properties fo:language="es" fo:country="CO"/>
    </style:style>
    <style:style style:name="P281" style:parent-style-name="Textbody" style:family="paragraph">
      <style:text-properties fo:font-weight="bold" style:font-weight-asian="bold" style:font-weight-complex="bold" fo:font-style="italic" style:font-style-asian="italic" style:font-style-complex="italic"/>
    </style:style>
    <style:style style:name="P282" style:parent-style-name="Textbody" style:list-style-name="LFO6" style:family="paragraph">
      <style:text-properties fo:language="es" fo:country="CO"/>
    </style:style>
    <style:style style:name="P283" style:parent-style-name="Textbody" style:list-style-name="LFO6" style:family="paragraph">
      <style:text-properties fo:language="es" fo:country="CO"/>
    </style:style>
    <style:style style:name="P284" style:parent-style-name="Textbody" style:family="paragraph">
      <style:text-properties fo:language="es" fo:country="CO"/>
    </style:style>
    <style:style style:name="P285" style:parent-style-name="Título3" style:family="paragraph">
      <style:text-properties fo:language="es" fo:country="CO"/>
    </style:style>
    <style:style style:name="P286" style:parent-style-name="Textbody" style:family="paragraph">
      <style:text-properties fo:language="es" fo:country="CO"/>
    </style:style>
    <style:style style:name="P287" style:parent-style-name="Textbody" style:family="paragraph">
      <style:text-properties fo:font-weight="bold" style:font-weight-asian="bold" style:font-weight-complex="bold" fo:font-style="italic" style:font-style-asian="italic" style:font-style-complex="italic"/>
    </style:style>
    <style:style style:name="P288" style:parent-style-name="Textbody" style:list-style-name="LFO7" style:family="paragraph">
      <style:text-properties fo:language="es" fo:country="CO"/>
    </style:style>
    <style:style style:name="P289" style:parent-style-name="Textbody" style:list-style-name="LFO7" style:family="paragraph">
      <style:text-properties fo:language="es" fo:country="CO"/>
    </style:style>
    <style:style style:name="P290" style:parent-style-name="Standard" style:family="paragraph">
      <style:text-properties fo:language="es" fo:country="CO"/>
    </style:style>
    <style:style style:name="P291" style:parent-style-name="Título3" style:family="paragraph">
      <style:text-properties fo:language="es" fo:country="CO"/>
    </style:style>
    <style:style style:name="P292" style:parent-style-name="Textbody" style:family="paragraph">
      <style:text-properties fo:language="es" fo:country="CO"/>
    </style:style>
    <style:style style:name="P293" style:parent-style-name="Textbody" style:family="paragraph">
      <style:text-properties fo:font-weight="bold" style:font-weight-asian="bold" style:font-weight-complex="bold" fo:font-style="italic" style:font-style-asian="italic" style:font-style-complex="italic"/>
    </style:style>
    <style:style style:name="P294" style:parent-style-name="Textbody" style:list-style-name="LFO8" style:family="paragraph">
      <style:text-properties fo:language="es" fo:country="CO"/>
    </style:style>
    <style:style style:name="P295" style:parent-style-name="Textbody" style:list-style-name="LFO8" style:family="paragraph">
      <style:text-properties fo:language="es" fo:country="CO"/>
    </style:style>
    <style:style style:name="P296" style:parent-style-name="Normal" style:family="paragraph">
      <style:paragraph-properties fo:break-before="page"/>
      <style:text-properties fo:hyphenate="true"/>
    </style:style>
    <style:style style:name="P297" style:parent-style-name="Textbody" style:family="paragraph">
      <style:paragraph-properties fo:text-indent="0in"/>
    </style:style>
    <style:style style:name="P298" style:parent-style-name="Normal" style:family="paragraph">
      <style:paragraph-properties fo:break-before="page"/>
      <style:text-properties fo:hyphenate="true"/>
    </style:style>
    <style:style style:name="P299" style:parent-style-name="Normal" style:family="paragraph">
      <style:paragraph-properties fo:break-before="page"/>
      <style:text-properties fo:hyphenate="true"/>
    </style:style>
    <style:style style:name="P300" style:parent-style-name="AbstractBodyReferencesHeader" style:family="paragraph">
      <style:paragraph-properties fo:break-before="page"/>
    </style:style>
    <style:style style:name="P301" style:parent-style-name="Bibliography1" style:family="paragraph">
      <style:paragraph-properties>
        <style:tab-stops/>
      </style:paragraph-properties>
    </style:style>
    <style:style style:name="T302" style:parent-style-name="Fuentedepárrafopredeter." style:family="text">
      <style:text-properties fo:font-style="italic" style:font-style-asian="italic" style:font-style-complex="italic"/>
    </style:style>
    <style:style style:name="P303" style:parent-style-name="Bibliography1" style:family="paragraph">
      <style:paragraph-properties>
        <style:tab-stops/>
      </style:paragraph-properties>
    </style:style>
    <style:style style:name="T304" style:parent-style-name="Fuentedepárrafopredeter." style:family="text">
      <style:text-properties fo:font-style="italic" style:font-style-asian="italic" style:font-style-complex="italic"/>
    </style:style>
    <style:style style:name="P305" style:parent-style-name="Bibliography1" style:family="paragraph">
      <style:paragraph-properties>
        <style:tab-stops/>
      </style:paragraph-properties>
    </style:style>
    <style:style style:name="T306" style:parent-style-name="Fuentedepárrafopredeter." style:family="text">
      <style:text-properties fo:font-style="italic" style:font-style-asian="italic" style:font-style-complex="italic"/>
    </style:style>
    <style:style style:name="P307" style:parent-style-name="Bibliography1" style:family="paragraph">
      <style:paragraph-properties>
        <style:tab-stops/>
      </style:paragraph-properties>
    </style:style>
    <style:style style:name="T308" style:parent-style-name="Fuentedepárrafopredeter." style:family="text">
      <style:text-properties fo:font-style="italic" style:font-style-asian="italic" style:font-style-complex="italic"/>
    </style:style>
    <style:style style:name="P309" style:parent-style-name="Bibliography1" style:family="paragraph">
      <style:paragraph-properties>
        <style:tab-stops/>
      </style:paragraph-properties>
    </style:style>
    <style:style style:name="T310" style:parent-style-name="Fuentedepárrafopredeter." style:family="text">
      <style:text-properties fo:font-style="italic" style:font-style-asian="italic" style:font-style-complex="italic"/>
    </style:style>
    <style:style style:name="T311" style:parent-style-name="Fuentedepárrafopredeter." style:family="text">
      <style:text-properties fo:font-style="italic" style:font-style-asian="italic" style:font-style-complex="italic"/>
    </style:style>
    <style:style style:name="P312" style:parent-style-name="Bibliography1" style:family="paragraph">
      <style:paragraph-properties>
        <style:tab-stops/>
      </style:paragraph-properties>
    </style:style>
    <style:style style:name="P313" style:parent-style-name="Bibliography1" style:family="paragraph">
      <style:paragraph-properties>
        <style:tab-stops/>
      </style:paragraph-properties>
    </style:style>
    <style:style style:name="T314" style:parent-style-name="Fuentedepárrafopredeter."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P48">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9"/>
      <text:h text:style-name="Título2" text:outline-level="2">Objetivos.</text:h>
      <text:list text:style-name="LFO1" text:continue-numbering="true">
        <text:list-item>
          <text:p text:style-name="P50">Modelar un sistema que esté en la capacidad de administrar la información de clientes y servicios que ofrecen las diferentes empresas de telecomunicaciones del país.</text:p>
        </text:list-item>
        <text:list-item>
          <text:p text:style-name="P51">Ajustar el sistema para la administración de la información de los servicios de cada empresa de telecomunicaciones, tales como los costos y los consumos de cada servicio.</text:p>
        </text:list-item>
        <text:list-item>
          <text:p text:style-name="P52">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3"/>
      <text:h text:style-name="P54" text:outline-level="2">Alcance.</text:h>
      <text:p text:style-name="P55">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6"/>
      <text:h text:style-name="Título2" text:outline-level="2">Lista de Stakeholders. <text:s/></text:h>
      <text:list text:style-name="LFO2" text:continue-numbering="true">
        <text:list-item>
          <text:p text:style-name="P57"><text:span text:style-name="T58">Mintic:</text:span><text:span text:style-name="T59"><text:s/>entidad que usará las funcionalidades principales del sistema, para realizar los debidos análisis usando big data. Respondería a preguntas cómo ¿En x región del<text:s/></text:span><text:span text:style-name="T60">país qué empresa de telecomunicación tiene mayor acogida y con qué servicios? ¿Cuál es el uso promedio de navegación activa en internet de los colombianos?<text:s/></text:span>¿El consumo de servicios por regiones?</text:p>
        </text:list-item>
        <text:list-item>
          <text:p text:style-name="P61"><text:span text:style-name="T62">NameNotFoudException:</text:span><text:span text:style-name="T63"><text:s/>es la parte encargada del diseño y desa</text:span><text:span text:style-name="T64">rrollo del sistema de administración de clientes y servicios de empresas de telecomunicación.</text:span></text:p>
        </text:list-item>
        <text:list-item>
          <text:p text:style-name="P65"><text:span text:style-name="T66">Empresas de telecomunicación:</text:span><text:span text:style-name="T67"><text:s/>esta parte interesada se relaciona estrechamente con el proyecto, dado que ellos son quienes ingresan los datos que serán almacenado</text:span><text:span text:style-name="T68">s en el sistema. El sistema les proveerá varias maneras para el ingreso de los datos.</text:span></text:p>
        </text:list-item>
      </text:list>
      <text:p text:style-name="P69"/>
      <text:h text:style-name="P70" text:outline-level="2">Historias de usuario.</text:h>
      <text:p text:style-name="P71">Historia épica #1</text:p>
      <text:p text:style-name="P72"/>
      <text:p text:style-name="P7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74">Criterios de aceptación:</text:p>
      <text:list text:style-name="LFO3" text:continue-numbering="true">
        <text:list-item>
          <text:p text:style-name="P75"><text:span text:style-name="T76">Dado que</text:span><text:span text:style-name="T77"><text:s/>quiero saber la distribución de los servicios de<text:s/></text:span><text:span text:style-name="T78">telecomunicaciones<text:s/></text:span><text:span text:style-name="T79">cuando</text:span><text:span text:style-name="T80"><text:s/>lo requiera,<text:s/></text:span><text:span text:style-name="T81">entonces</text:span><text:span text:style-name="T82"><text:s/>debo de poder subdividir en regiones el país.</text:span></text:p>
        </text:list-item>
        <text:list-item>
          <text:p text:style-name="P83"><text:span text:style-name="T84">Dado que</text:span><text:span text:style-name="T85"><text:s/>quiero saber la evolución en la prestación de los servicios de telecomunicaciones<text:s/></text:span><text:span text:style-name="T86">cuando</text:span><text:span text:style-name="T87"><text:s/>lo requiera,<text:s/></text:span><text:span text:style-name="T88">entonces</text:span><text:span text:style-name="T89"><text:s/>debo de poder a</text:span><text:span text:style-name="T90">veriguar, por región, que s</text:span><text:span text:style-name="T91">ervicios de telecomunicaciones hay instalados en una fecha dada.</text:span></text:p>
        </text:list-item>
        <text:list-item>
          <text:p text:style-name="P92"><text:span text:style-name="T93">Dado que</text:span><text:span text:style-name="T94"><text:s/>quiero saber la evolución en el valor cobrado por la prestación de los servicios de telecomunicaciones<text:s/></text:span><text:span text:style-name="T95">cuando</text:span><text:span text:style-name="T96"><text:s/>lo requiera,<text:s/></text:span><text:span text:style-name="T97">entonces</text:span><text:span text:style-name="T98"><text:s/>debo de poder a</text:span><text:span text:style-name="T99">veriguar, por región, el<text:s/></text:span><text:span text:style-name="T100">valor cobr</text:span><text:span text:style-name="T101">ado</text:span><text:span text:style-name="T102"><text:s/>de cada servicio de telecomunicaciones en una fecha dada.</text:span></text:p>
        </text:list-item>
        <text:list-item>
          <text:p text:style-name="P103"><text:span text:style-name="T104">Dado que</text:span><text:span text:style-name="T105"><text:s/>quiero saber la evolución en el valor cobrado por la prestación de los servicios de telecomunicaciones<text:s/></text:span><text:span text:style-name="T106">cuando</text:span><text:span text:style-name="T107"><text:s/>lo requiera,<text:s/></text:span><text:span text:style-name="T108">entonces</text:span><text:span text:style-name="T109"><text:s/>debo de poder a</text:span><text:span text:style-name="T110">veriguar como ha variado, en una<text:s/></text:span><text:span text:style-name="T111">región determinada y en un lapso dado, el<text:s/></text:span><text:span text:style-name="T112">valor cobrado</text:span><text:span text:style-name="T113"><text:s/>por cada servicio de telecomunicaciones</text:span></text:p>
        </text:list-item>
        <text:list-item>
          <text:p text:style-name="P114"><text:span text:style-name="T115">Dado que</text:span><text:span text:style-name="T116"><text:s/>quiero saber la calidad del servicio de conexión a Internet prestado<text:s/></text:span><text:span text:style-name="T117">cuando</text:span><text:span text:style-name="T118"><text:s/>lo requiera,<text:s/></text:span><text:span text:style-name="T119">entonces</text:span><text:span text:style-name="T120"><text:s/>debo de poder a</text:span><text:span text:style-name="T121">veriguar, por región, las velocidades<text:s/></text:span><text:span text:style-name="T122">ofrecidas de conexión a Internet en una fecha dada.</text:span></text:p>
        </text:list-item>
        <text:list-item>
          <text:p text:style-name="P123"><text:span text:style-name="T124">Dado que</text:span><text:span text:style-name="T125"><text:s/>quiero saber la evolución en la oferta del servicio de conexión a Internet<text:s/></text:span><text:span text:style-name="T126">cuando</text:span><text:span text:style-name="T127"><text:s/>lo<text:s/></text:span><text:soft-page-break/><text:span text:style-name="T128">requiera,<text:s/></text:span><text:span text:style-name="T129">entonces</text:span><text:span text:style-name="T130"><text:s/>debo de poder a</text:span><text:span text:style-name="T131">veriguar, por empresa, las velocidades ofrecidas de conexión a Internet en u</text:span><text:span text:style-name="T132">na fecha dada.</text:span></text:p>
        </text:list-item>
        <text:list-item>
          <text:p text:style-name="P133"><text:span text:style-name="T134">Da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empresa y región, las velocidades ofrecidas de conexión a Internet en una fecha dada.</text:span></text:p>
        </text:list-item>
        <text:list-item>
          <text:p text:style-name="P142"><text:span text:style-name="T143">Da</text:span><text:span text:style-name="T144">do que</text:span><text:span text:style-name="T145"><text:s/>quiero saber la evolución en la oferta del servicio de conexión a Internet por región<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determinada y en un lapso dado, como ha variado la oferta de velocidades de conexión a Internet.</text:span></text:p>
        </text:list-item>
        <text:list-item>
          <text:p text:style-name="P152"><text:span text:style-name="T153">D</text:span><text:span text:style-name="T154">ado que</text:span><text:span text:style-name="T155"><text:s/>quiero saber, por región, la evolución en el uso de los planes post-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ost-pago para celular en una fecha dada.</text:span></text:p>
        </text:list-item>
        <text:list-item>
          <text:p text:style-name="P162"><text:span text:style-name="T163">Dado que</text:span><text:span text:style-name="T164"><text:s/>quiero saber, por región, la evolución en</text:span><text:span text:style-name="T165"><text:s/>el uso de los planes pre-pago<text:s/></text:span><text:span text:style-name="T166">cuando</text:span><text:span text:style-name="T167"><text:s/>lo requiera</text:span><text:span text:style-name="T168">,<text:s/></text:span><text:span text:style-name="T169">entonces</text:span><text:span text:style-name="T170"><text:s/>debo de poder a</text:span><text:span text:style-name="T171">veriguar, por región, el uso de planes pre-pago para celular en una fecha dada.</text:span></text:p>
        </text:list-item>
        <text:list-item>
          <text:p text:style-name="P172"><text:span text:style-name="T173">Dado que</text:span><text:span text:style-name="T174"><text:s/>quiero saber la evolución en el uso de los servicios de televisión por cable<text:s/></text:span><text:span text:style-name="T175">cuando</text:span><text:span text:style-name="T176"><text:s/>lo requi</text:span><text:span text:style-name="T177">era</text:span><text:span text:style-name="T178">,<text:s/></text:span><text:span text:style-name="T179">entonces</text:span><text:span text:style-name="T180"><text:s/>debo de poder a</text:span><text:span text:style-name="T181">veriguar la cantidad de usuarios por tipo de servicio de televisión en una fecha dada.</text:span></text:p>
        </text:list-item>
        <text:list-item>
          <text:p text:style-name="P182"><text:span text:style-name="T183">Dado que</text:span><text:span text:style-name="T184"><text:s/>quiero saber la evolución de la oferta de los servicios de telecomunicaciones<text:s/></text:span><text:span text:style-name="T185">cuando</text:span><text:span text:style-name="T186"><text:s/>lo requiera</text:span><text:span text:style-name="T187">,<text:s/></text:span><text:span text:style-name="T188">entonces</text:span><text:span text:style-name="T189"><text:s/>debo de poder a</text:span><text:span text:style-name="T190">veriguar<text:s/></text:span><text:span text:style-name="T191">que servicios de telecomunicaciones presta cada empresa (de telecomunicaciones) en una fecha dada.</text:span></text:p>
        </text:list-item>
        <text:list-item>
          <text:p text:style-name="P192"><text:span text:style-name="T193">Dado que</text:span><text:span text:style-name="T194"><text:s/>quiero saber, por región, la evolución de la cobertura de los servicios de telecomunicaciones<text:s/></text:span><text:span text:style-name="T195">cuando</text:span><text:span text:style-name="T196"><text:s/>lo requiera</text:span><text:span text:style-name="T197">,<text:s/></text:span><text:span text:style-name="T198">entonces</text:span><text:span text:style-name="T199"><text:s/>debo de poder a</text:span><text:span text:style-name="T200">veriguar e</text:span><text:span text:style-name="T201">n que regiones presta servicios cada empresa (de telecomunicaciones) en una fecha dada.</text:span></text:p>
        </text:list-item>
        <text:list-item>
          <text:p text:style-name="P202"><text:span text:style-name="T203">Dado que</text:span><text:span text:style-name="T204"><text:s/>quiero saber, por región, la evolución de la oferta de los servicios de telecomunicaciones<text:s/></text:span><text:span text:style-name="T205">cuando</text:span><text:span text:style-name="T206"><text:s/>lo requiera</text:span><text:span text:style-name="T207">,<text:s/></text:span><text:span text:style-name="T208">entonces</text:span><text:span text:style-name="T209"><text:s/>debo de poder a</text:span><text:span text:style-name="T210">veriguar que<text:s/></text:span><text:span text:style-name="T211">servicios presta, por región, cada empresa (de telecomunicaciones) en una fecha dada.</text:span></text:p>
        </text:list-item>
        <text:list-item>
          <text:p text:style-name="P212"><text:span text:style-name="T213">Dado que</text:span><text:span text:style-name="T214"><text:s/>quiero saber la evolución en la contratación de los telecomunicaciones<text:s/></text:span><text:span text:style-name="T215">cuando</text:span><text:span text:style-name="T216"><text:s/>lo requiera</text:span><text:span text:style-name="T217">,<text:s/></text:span><text:span text:style-name="T218">entonces</text:span><text:span text:style-name="T219"><text:s/>debo de poder a</text:span><text:span text:style-name="T220">veriguar la cantidad de clientes por empresa (</text:span><text:span text:style-name="T221">de telecomunicaciones) en una<text:s/></text:span><text:soft-page-break/><text:span text:style-name="T222">fecha dada.</text:span></text:p>
        </text:list-item>
        <text:list-item>
          <text:p text:style-name="P223"><text:span text:style-name="T224">Dado que</text:span><text:span text:style-name="T225"><text:s/>quiero saber la evolución en la cobertura por estrato socieconómico de los telecomunicaciones<text:s/></text:span><text:span text:style-name="T226">cuando</text:span><text:span text:style-name="T227"><text:s/>lo requiera</text:span><text:span text:style-name="T228">,<text:s/></text:span><text:span text:style-name="T229">entonces</text:span><text:span text:style-name="T230"><text:s/>debo de poder a</text:span><text:span text:style-name="T231">veriguar la cantidad de clientes por estrato socioeconómico en una<text:s/></text:span><text:span text:style-name="T232">fecha dada.</text:span></text:p>
        </text:list-item>
        <text:list-item>
          <text:p text:style-name="P233"><text:span text:style-name="T234">Dado que</text:span><text:span text:style-name="T235"><text:s/>quiero saber la evolución en el uso de los servicios de telecomunicaciones<text:s/></text:span><text:span text:style-name="T236">cuando</text:span><text:span text:style-name="T237"><text:s/>lo requiera</text:span><text:span text:style-name="T238">,<text:s/></text:span><text:span text:style-name="T239">entonces</text:span><text:span text:style-name="T240"><text:s/>debo de poder a</text:span><text:span text:style-name="T241">veriguar la cantidad de clientes por tipo de servicio de telecomunicaciones usado en una fecha dada.</text:span></text:p>
        </text:list-item>
        <text:list-item>
          <text:p text:style-name="P242"><text:span text:style-name="T243">Dado que</text:span><text:span text:style-name="T244"><text:s/>quiero</text:span><text:span text:style-name="T245"><text:s/>saber, por estrato socioeconómico y tipo de servicio de telecomunicaciones, la evolución en el uso de los servicios de telecomunicaciones<text:s/></text:span><text:span text:style-name="T246">cuando</text:span><text:span text:style-name="T247"><text:s/>lo requiera</text:span><text:span text:style-name="T248">,<text:s/></text:span><text:span text:style-name="T249">entonces</text:span><text:span text:style-name="T250"><text:s/>debo de poder a</text:span><text:span text:style-name="T251">veriguar la cantidad de clientes por estrato socioeconómico y tipo de ser</text:span><text:span text:style-name="T252">vicio de telecomunicaciones usado en una fecha dada.</text:span></text:p>
        </text:list-item>
      </text:list>
      <text:p text:style-name="P253"/>
      <text:p text:style-name="P254"/>
      <text:h text:style-name="P255" text:outline-level="3">Historia #1:</text:h>
      <text:p text:style-name="P256">Yo como usuario ministro de telecomunicaciones quiero que la app me permita ver una lista de las empresas de telecomunicaciones que están inscritas en el sistema y las que no están inscritas para saber cuales empresas enviaron la información.</text:p>
      <text:p text:style-name="P257">Criterios de aceptación:</text:p>
      <text:list text:style-name="LFO3" text:continue-numbering="true">
        <text:list-item>
          <text:p text:style-name="P258">Dado que se quiere ver la lista de todas las empresas de telecomunicaciones del país, cuando entre en la pantalla de la lista de empresas, entonces se debe visualizar la lista<text:s/>de todas las empresas de telecomunicaciones del país.</text:p>
        </text:list-item>
        <text:list-item>
          <text:p text:style-name="P259">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60">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261"/>
      <text:soft-page-break/>
      <text:h text:style-name="P262" text:outline-level="3">Historia #2:</text:h>
      <text:p text:style-name="P263">Yo como usuario ministro de telecomunicaciones quiero que el sistema me permita sacar informes personalizados de los datos de las empresas para poder<text:s/>analizar detalladamente la información.</text:p>
      <text:p text:style-name="P264">Criterios de aceptación:</text:p>
      <text:list text:style-name="LFO4" text:continue-numbering="true">
        <text:list-item>
          <text:p text:style-name="P265">Dado que requiero crear informes o reportes personalizados de las empresas de telecomunicaciones, cuando entre en la pantalla de informes, entonces se debe visualizar una sección donde pueda<text:s/>configurar los datos de las empresas que quiero que salgan en el informe.</text:p>
        </text:list-item>
        <text:list-item>
          <text:p text:style-name="P266">Dado que requiero descargar los informes personalizados que he configurado, cuando configure y cree el informe y le de en el botón descargar, entonces debe descargarse en mi dispositivo el informe en un archivo de excel.</text:p>
        </text:list-item>
      </text:list>
      <text:p text:style-name="P267"/>
      <text:h text:style-name="P268" text:outline-level="3">Historia #3:</text:h>
      <text:p text:style-name="P269">Yo como usuario ministro de telecomunicaciones quiero que la app me arroje un análisis de los datos de las empresas de telecomunicaciones, para evaluar y analizar el comportamiento de los servicios de telecomunicaciones del país.</text:p>
      <text:p text:style-name="P270">Criterios de aceptación:</text:p>
      <text:list text:style-name="LFO5" text:continue-numbering="true">
        <text:list-item>
          <text:p text:style-name="P271">Dado que el usuario necesita ver el análisis de todas las empresas de telecomunicaciones inscritas, cuando entre en la sección de Análisis, entonces debe mostrar de las empresas de telecomunicaciones,</text:p>
          <text:list text:continue-numbering="true">
            <text:list-item>
              <text:p text:style-name="P272">un<text:s/>diagrama de barras o una torta de la cantidad de clientes</text:p>
            </text:list-item>
            <text:list-item>
              <text:p text:style-name="P273">un top de las empresas con mayores ingresos</text:p>
            </text:list-item>
            <text:list-item>
              <text:p text:style-name="P274">consumo total de los servicios que ofrecen</text:p>
            </text:list-item>
            <text:list-item>
              <text:p text:style-name="P275">Por definir otros análisis.</text:p>
            </text:list-item>
          </text:list>
        </text:list-item>
        <text:list-item>
          <text:p text:style-name="P276">Dado que el usuario necesita analizar los datos de algunas empresas de<text:s/>telecomunicaciones, cuando entre en la sección de Análisis y digite en el buscador con criterios las empresas que desea analizar, entonces la app debe mostrar un análisis solo de esas empresas.</text:p>
        </text:list-item>
        <text:list-item>
          <text:p text:style-name="P277">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278"/>
      <text:h text:style-name="P279" text:outline-level="3">Historia #6:</text:h>
      <text:p text:style-name="P280">Yo como usuario ministro de telecomunicaciones quiero que<text:s/>el sistema indique el formato específico del archivo, el tipo, la forma y el tamaño del archivo que suben las empresas para que haya consistencia en los datos.</text:p>
      <text:p text:style-name="P281">Criterios de aceptación:</text:p>
      <text:list text:style-name="LFO6" text:continue-numbering="true">
        <text:list-item>
          <text:p text:style-name="P282">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283">Dado que los archivos tienen la posibilidad de ser archivos con bastante tamaño, cuando las empresas entren a la pantalla de subir el archivo con sus datos, entonces el sistema le debe advertir que el archivo debe pesar menos de 20MB.</text:p>
        </text:list-item>
      </text:list>
      <text:p text:style-name="P284"/>
      <text:h text:style-name="P285" text:outline-level="3">Historia #7:</text:h>
      <text:p text:style-name="P286">Yo como usuario ministro de telecomunicaciones quiero que el sistema le permita a los usuarios empresas de telecomunicaciones ingresar sus reportes cada 3 meses por un periodo de 5 días hábiles para que la información esté actualizada en el Sistema.</text:p>
      <text:p text:style-name="P287">Criterios de aceptación:</text:p>
      <text:list text:style-name="LFO7" text:continue-numbering="true">
        <text:list-item>
          <text:p text:style-name="P288">Dado que el reporte de las empresas se<text:s/>debe subir cada 3 meses por un periodo de 5 días hábiles, cuando se esté presente en los 5 días habiles, entonces el sistema le debe permitir a los usuarios empresas subir sus datos.</text:p>
        </text:list-item>
        <text:list-item>
          <text:p text:style-name="P289">Dado que no se está presente dentro de los 5 días hábiles para subir los<text:s/>archivos, cuando las empresas entren a subir los archivos, entonces el sistema debe estar deshabilitado para esta función.</text:p>
        </text:list-item>
      </text:list>
      <text:p text:style-name="P290"/>
      <text:h text:style-name="P291" text:outline-level="3">Historia #9:</text:h>
      <text:p text:style-name="P292">Yo como usuario ministro de telecomunicaciones quiero que el sistema me permita iniciar sesión como un usuario administrador para poder ver la información de las empresas de telecomunicaciones del país y analizar sus datos.</text:p>
      <text:soft-page-break/>
      <text:p text:style-name="P293">Criterios de aceptación:</text:p>
      <text:list text:style-name="LFO8" text:continue-numbering="true">
        <text:list-item>
          <text:p text:style-name="P294">Dado que la persona que va a inciar sesión es la encargada de mintic, cuando de clic en iniciar sesion, entonces la sesion le<text:s/>debe iniciar con rol como usuario administrador o usuario mintic.</text:p>
        </text:list-item>
        <text:list-item>
          <text:p text:style-name="P295">Dado que el usuario que inicia sesion es el usuario administrador, cuando la sesion le inicie, entonces la app le debe permitir ver la información completa de las empresas de telecomunicaciones y sus análisis.</text:p>
        </text:list-item>
      </text:list>
      <text:p text:style-name="P296"/>
      <text:h text:style-name="Título2" text:outline-level="2">Diagrama de clases.</text:h>
      <text:p text:style-name="P297"><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soft-page-break/>
      <text:h text:style-name="Título2" text:outline-level="2">Diagrama de paquetes.</text:h>
      <text:p text:style-name="Textbody"><draw:frame draw:style-name="a2" draw:name="Picture 3" text:anchor-type="as-char" svg:x="0in" svg:y="0in" svg:width="4.50424in" svg:height="6.04556in" style:rel-width="scale" style:rel-height="scale"><draw:image xlink:href="media/image2.png" xlink:type="simple" xlink:show="embed" xlink:actuate="onLoad"/><svg:title/><svg:desc/></draw:frame></text:p>
      <text:soft-page-break/>
      <text:h text:style-name="Título2" text:outline-level="2">Diagrama de alto nivel</text:h>
      <text:p text:style-name="Textbody"><draw:frame draw:style-name="a3" draw:name="Picture 4" text:anchor-type="as-char" svg:x="0in" svg:y="0in" svg:width="4.56029in" svg:height="5.8316in" style:rel-width="scale" style:rel-height="scale"><draw:image xlink:href="media/image3.png" xlink:type="simple" xlink:show="embed" xlink:actuate="onLoad"/><svg:title/><svg:desc/></draw:frame></text:p>
      <text:h text:style-name="Título2" text:outline-level="2">Diagrama de componentes.</text:h>
      <text:p text:style-name="Textbody"><draw:frame draw:style-name="a4" draw:name="Picture 5" text:anchor-type="as-char" svg:x="0in" svg:y="0in" svg:width="6.27083in" svg:height="2.34375in" style:rel-width="scale" style:rel-height="scale"><draw:image xlink:href="media/image4.png" xlink:type="simple" xlink:show="embed" xlink:actuate="onLoad"/><svg:title/><svg:desc/></draw:frame></text:p>
      <text:p text:style-name="P298"/>
      <text:soft-page-break/>
      <text:p text:style-name="P299"/>
      <text:p text:style-name="Textbody"/>
      <text:soft-page-break/>
      <text:p text:style-name="P300">References</text:p>
      <text:p text:style-name="P301">Banerjee, R (2002). Children's understanding of self-presentational behavior: Links with mental-state reasoning and the attribution of embarrassment.<text:s/><text:span text:style-name="T302">Merril-Palmer Quarterly, 48</text:span>, 378-404.</text:p>
      <text:p text:style-name="P303"><text:bookmark-start text:name="__DdeLink__843_1711105265"/>Author’s last<text:s/>name, first initial. (Year).<text:bookmark-end text:name="__DdeLink__843_1711105265"/><text:s/><text:span text:style-name="T304">Title of book.</text:span><text:s/><text:bookmark-start text:name="__DdeLink__845_1711105265"/>City of publication: Publishing House.<text:bookmark-end text:name="__DdeLink__845_1711105265"/></text:p>
      <text:p text:style-name="P305">Author’s last name, first initial. (Year). Title of book chapter. In editor's first initial and last name (Eds.),<text:s/><text:span text:style-name="T306">Title of book</text:span><text:s/>(pp. page numbers). City of publication: Publishing House.</text:p>
      <text:p text:style-name="P307">Author’s last name, first initial. (Year, Month Day). Title of article.<text:s/><text:span text:style-name="T308">Name of Periodical</text:span>, page numbers.</text:p>
      <text:p text:style-name="P309">Author’s last name, first initial. (Year). Title of article.<text:s/><text:span text:style-name="T310">Title of Journal</text:span>,<text:s/><text:span text:style-name="T311">Volume number</text:span>, page numbers. doi number or URL</text:p>
      <text:p text:style-name="P312">Full title of the article. (Date). Title of the Journal, volume number, page numbers.</text:p>
      <text:p text:style-name="P313">Author’s last name, first initial. (Year, Month Day). Title of article.<text:s/><text:span text:style-name="T314">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CO"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JUAN GUILLERMO HERNANDEZ ALARCON</dc:creator>
    <meta:creation-date>2015-02-20T16:14:00Z</meta:creation-date>
    <dc:date>2020-10-22T03:28:00Z</dc:date>
    <meta:template xlink:href="Normal.dotm" xlink:type="simple"/>
    <meta:editing-cycles>69</meta:editing-cycles>
    <meta:editing-duration>PT13200S</meta:editing-duration>
    <meta:document-statistic meta:page-count="14" meta:paragraph-count="26" meta:word-count="2013" meta:character-count="13059" meta:row-count="92" meta:non-whitespace-character-count="11072"/>
  </office:meta>
</office:document-meta>
</file>